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8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6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6"/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Sbi-46428</text:p>
          </table:table-cell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local</text:p>
          </table:table-cell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/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56"/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;sbi-46212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/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105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105"/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local/drago2:46929;sbi-46428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56" table:number-columns-repeated="2"/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Debian:3792</text:p>
          </table:table-cell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K</text:p>
          </table:table-cell>
          <table:table-cell table:style-name="ce59" office:value-type="string" calcext:value-type="string">
            <text:p>Debian:3885</text:p>
          </table:table-cell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/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7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/>
          <table:table-cell table:style-name="ce105" office:value-type="string" calcext:value-type="string">
            <text:p>T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8"/>
          <table:table-cell table:style-name="ce59" office:value-type="string" calcext:value-type="string">
            <text:p>local/sbi-15222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59" office:value-type="string" calcext:value-type="string">
            <text:p>Sbi-46493</text:p>
          </table:table-cell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4:26:54.5390582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5T14:31:21.448544301</dc:date>
    <meta:editing-duration>PT20H4M41S</meta:editing-duration>
    <meta:editing-cycles>225</meta:editing-cycles>
    <meta:document-statistic meta:table-count="1" meta:cell-count="772" meta:object-count="0"/>
  </office:meta>
</office:document-meta>
</file>